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ValueDeserializer.deserialze( DefaultJSONParser parser , Type type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Valu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UsingTest.test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Valu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